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mbria" svg:font-family="Cambria"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table-properties style:width="16.095cm" table:align="left"/>
    </style:style>
    <style:style style:name="Table2.A" style:family="table-column">
      <style:table-column-properties style:column-width="6.763cm"/>
    </style:style>
    <style:style style:name="Table2.B" style:family="table-column">
      <style:table-column-properties style:column-width="3.436cm"/>
    </style:style>
    <style:style style:name="Table2.C" style:family="table-column">
      <style:table-column-properties style:column-width="5.897cm"/>
    </style:style>
    <style:style style:name="Table2.A1" style:family="table-cell">
      <style:table-cell-properties style:vertical-align="middle" fo:padding="0.049cm" fo:border="none"/>
    </style:style>
    <style:style style:name="P1" style:family="paragraph" style:parent-style-name="BodyStyle">
      <style:text-properties style:font-name="Cambria" fo:font-size="10pt" style:font-name-asian="Cambria" style:font-size-asian="10pt" style:font-size-complex="10pt"/>
    </style:style>
    <style:style style:name="P2" style:family="paragraph" style:parent-style-name="BodyStyle">
      <style:text-properties style:font-name="Cambria" fo:font-size="10pt" fo:font-weight="normal" style:font-name-asian="Cambria" style:font-size-asian="10pt" style:font-weight-asian="normal" style:font-size-complex="10pt" style:font-weight-complex="normal"/>
    </style:style>
    <style:style style:name="P3" style:family="paragraph" style:parent-style-name="HeaderStyle"/>
    <style:style style:name="P4" style:family="paragraph" style:parent-style-name="TitleStyle"/>
    <style:style style:name="P5" style:family="paragraph" style:parent-style-name="Table_20_Contents">
      <style:text-properties style:font-name="Cambria" fo:font-size="10pt" style:font-name-asian="Cambria" style:font-size-asian="10pt" style:font-size-complex="10pt"/>
    </style:style>
    <style:style style:name="P6" style:family="paragraph" style:parent-style-name="Table_20_Heading">
      <style:text-properties style:font-name="Cambria" fo:font-size="10pt" style:font-name-asian="Cambria" style:font-size-asian="10pt" style:font-size-complex="10pt"/>
    </style:style>
    <style:style style:name="T1" style:family="text">
      <style:text-properties style:font-name="Cambria" fo:font-size="10pt" style:font-name-asian="Cambria" style:font-size-asian="10pt" style:font-size-complex="10pt"/>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Style" text:outline-level="1">What Broke America — And How We Save It</text:h>
      <text:p text:style-name="SubtitleStyle"/>
      <text:h text:style-name="HeaderStyle" text:outline-level="2">The Math of Collapse</text:h>
      <text:p text:style-name="BodyStyle"/>
      <text:p text:style-name="BodyStyle">Median home prices are now 6–9× the average income in most cities, up from 2.5× in the 1970s. </text:p>
      <text:p text:style-name="BodyStyle">Union membership has collapsed from 25% to below 10%, giving employers unchecked power. </text:p>
      <text:p text:style-name="BodyStyle">The top 1% own over 32% of all wealth—up from just 10%. </text:p>
      <text:p text:style-name="BodyStyle">Trust in government has plummeted from over 70% in 1972 to barely 20% today. </text:p>
      <text:p text:style-name="BodyStyle">Youth voting has cratered. Nearly everyone used to vote. Now, among the young, it’s often below 40%.</text:p>
      <text:h text:style-name="HeaderStyle" text:outline-level="2"/>
      <text:h text:style-name="HeaderStyle" text:outline-level="2">A Few Hard Numbers</text:h>
      <text:h text:style-name="HeaderStyle" text:outline-level="2"/>
      <text:p text:style-name="BodyStyle">Each number tells a piece of the story: of wealth extracted upward, workers dis-empowered, homes rendered unaffordable, and democratic faith eroded.</text:p>
      <text:p text:style-name="BodyStyle"/>
      <text:p text:style-name="BodyStyl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6">Metric</text:p>
            </table:table-cell>
            <table:table-cell table:style-name="Table2.A1" office:value-type="string">
              <text:p text:style-name="P6">1970s America</text:p>
            </table:table-cell>
            <table:table-cell table:style-name="Table2.A1" office:value-type="string">
              <text:p text:style-name="P6">2020s America</text:p>
            </table:table-cell>
          </table:table-row>
        </table:table-header-rows>
        <table:table-row>
          <table:table-cell table:style-name="Table2.A1" office:value-type="string">
            <text:p text:style-name="Table_20_Contents"><text:span text:style-name="Strong_20_Emphasis"><text:span text:style-name="T1">Median Home Price:Income</text:span></text:span></text:p>
          </table:table-cell>
          <table:table-cell table:style-name="Table2.A1" office:value-type="string">
            <text:p text:style-name="P5">~2.5× annual salary</text:p>
          </table:table-cell>
          <table:table-cell table:style-name="Table2.A1" office:value-type="string">
            <text:p text:style-name="P5">6–9× in most major cities</text:p>
          </table:table-cell>
        </table:table-row>
        <table:table-row>
          <table:table-cell table:style-name="Table2.A1" office:value-type="string">
            <text:p text:style-name="Table_20_Contents"><text:span text:style-name="Strong_20_Emphasis"><text:span text:style-name="T1">Union Membership</text:span></text:span></text:p>
          </table:table-cell>
          <table:table-cell table:style-name="Table2.A1" office:value-type="string">
            <text:p text:style-name="P5">~25% of workers</text:p>
          </table:table-cell>
          <table:table-cell table:style-name="Table2.A1" office:value-type="string">
            <text:p text:style-name="P5">~10%, and falling</text:p>
          </table:table-cell>
        </table:table-row>
        <table:table-row>
          <table:table-cell table:style-name="Table2.A1" office:value-type="string">
            <text:p text:style-name="Table_20_Contents"><text:span text:style-name="Strong_20_Emphasis"><text:span text:style-name="T1">Top 1% Wealth Share</text:span></text:span></text:p>
          </table:table-cell>
          <table:table-cell table:style-name="Table2.A1" office:value-type="string">
            <text:p text:style-name="P5">~10%</text:p>
          </table:table-cell>
          <table:table-cell table:style-name="Table2.A1" office:value-type="string">
            <text:p text:style-name="P5">&gt;32%</text:p>
          </table:table-cell>
        </table:table-row>
        <table:table-row>
          <table:table-cell table:style-name="Table2.A1" office:value-type="string">
            <text:p text:style-name="Table_20_Contents"><text:span text:style-name="Strong_20_Emphasis"><text:span text:style-name="T1">Trust in Government</text:span></text:span></text:p>
          </table:table-cell>
          <table:table-cell table:style-name="Table2.A1" office:value-type="string">
            <text:p text:style-name="P5">&gt;70% (1972)</text:p>
          </table:table-cell>
          <table:table-cell table:style-name="Table2.A1" office:value-type="string">
            <text:p text:style-name="P5">~20% (2023)</text:p>
          </table:table-cell>
        </table:table-row>
        <table:table-row>
          <table:table-cell table:style-name="Table2.A1" office:value-type="string">
            <text:p text:style-name="Table_20_Contents"><text:span text:style-name="Strong_20_Emphasis"><text:span text:style-name="T1">Youth Voting (18–24)</text:span></text:span></text:p>
          </table:table-cell>
          <table:table-cell table:style-name="Table2.A1" office:value-type="string">
            <text:p text:style-name="P5">~50% (1972)</text:p>
          </table:table-cell>
          <table:table-cell table:style-name="Table2.A1" office:value-type="string">
            <text:p text:style-name="P5">~30–40%, and highly variable</text:p>
          </table:table-cell>
        </table:table-row>
        <table:table-row>
          <table:table-cell table:style-name="Table2.A1" office:value-type="string">
            <text:p text:style-name="Table_20_Contents"><text:span text:style-name="Strong_20_Emphasis"><text:span text:style-name="T1">Military Spending as % Fed. Budget</text:span></text:span></text:p>
          </table:table-cell>
          <table:table-cell table:style-name="Table2.A1" office:value-type="string">
            <text:p text:style-name="P5">~30%</text:p>
          </table:table-cell>
          <table:table-cell table:style-name="Table2.A1" office:value-type="string">
            <text:p text:style-name="P5">~50% if you include indirect costs</text:p>
            <text:p text:style-name="P5"/>
          </table:table-cell>
        </table:table-row>
      </table:table>
      <text:p text:style-name="Standard"/>
      <text:h text:style-name="HeaderStyle" text:outline-level="2">The Quiet Funeral of Freedom</text:h>
      <text:p text:style-name="BodyStyle"/>
      <text:p text:style-name="BodyStyle">Democracy didn’t collapse. It was hollowed out over decade. <text:s/>Each loss came dressed as normal. That’s how democracies die:</text:p>
      <text:p text:style-name="P1"><text:span text:style-name="T2"/></text:p>
      <text:p text:style-name="P1"><text:span text:style-name="T2">1971 – Powell Memo: Corporate interests begin coordinated political influence campaigns. </text:span></text:p>
      <text:p text:style-name="P2">1987 – Fairness Doctrine repealed: Media polarization begins, partisan infotainment, public opinion manipulation. </text:p>
      <text:p text:style-name="P2">1994 – Gingrich Revolution: <text:s/>Political cooperation becomes weakness; scorched-earth tactics become norm</text:p>
      <text:p text:style-name="P2">2000 – Bush v. Gore: Supreme Court effectively picks a president. Confidence in elections falters.</text:p>
      <text:p text:style-name="P2">2010 – Citizens United: Money becomes “speech.” Billionaires dominate campaigns, drowning out actual citizens.</text:p>
      <text:p text:style-name="P2">2013 – Shelby v. Holder: Key protections of the Voting Rights Act gutted. Voter suppression laws follow.</text:p>
      <text:p text:style-name="P2">2016 – Social Media: The disinformation era, weaponized media, truth becomes relative.</text:p>
      <text:p text:style-name="P1"><text:span text:style-name="Strong_20_Emphasis"><text:span text:style-name="T2">2022+ Culture War Gridlock: Performative outrage replaces governance. Compromise is vilified.</text:span></text:span></text:p>
      <text:p text:style-name="BodyStyle"/>
      <text:h text:style-name="HeaderStyle" text:outline-level="2">How Close Are We to Snapping?</text:h>
      <text:p text:style-name="BodyStyle"/>
      <text:p text:style-name="BodyStyle">Most revolutions start not with poverty, but hopelessness. </text:p>
      <text:p text:style-name="BodyStyle"/>
      <text:p text:style-name="BodyStyle">Today: </text:p>
      <text:p text:style-name="BodyStyle">70% live paycheck to paycheck. </text:p>
      <text:p text:style-name="BodyStyle">50% report serious loneliness. </text:p>
      <text:p text:style-name="BodyStyle">Youth suicide and depression have doubled since 2007. </text:p>
      <text:p text:style-name="BodyStyle">Birth rates are in freefall.</text:p>
      <text:p text:style-name="BodyStyle"/>
      <text:p text:style-name="BodyStyle">We sent people to the moon. Now many can’t afford insulin or rent. If you're struggling, you're not alone—but you are being lied to. They say your neighbor is the enemy. But it’s the system, rigged top to bottom, that’s failing all of us.</text:p>
      <text:h text:style-name="HeaderStyle" text:outline-level="2"/>
      <text:h text:style-name="HeaderStyle" text:outline-level="2">What Democracy Actually Is</text:h>
      <text:p text:style-name="BodyStyle"/>
      <text:p text:style-name="BodyStyle"><text:soft-page-break/>Democracy isn’t war. <text:s/>It’s an agreement to live together, even when we disagree. <text:s/>It’s compromise, civility, and cooperation. But today’s politics is bloodsport: red vs. blue, rural vs. urban, elites vs. everyone. Algorithms feed the outrage. Media sells the fear. Power climbs upward while communities disintegrate.</text:p>
      <text:h text:style-name="HeaderStyle" text:outline-level="2"/>
      <text:h text:style-name="HeaderStyle" text:outline-level="2">The Real Revolution Starts Locally</text:h>
      <text:p text:style-name="BodyStyle"/>
      <text:p text:style-name="BodyStyle">• Think before you scapegoat. The poor aren’t your enemy. Neither are immigrants or pronouns or party lines. </text:p>
      <text:p text:style-name="BodyStyle">• Refuse the algorithm. Log off. Talk to neighbors. Be human again. </text:p>
      <text:p text:style-name="BodyStyle">• Act locally. National politics is a circus. Your local boards aren’t. </text:p>
      <text:p text:style-name="BodyStyle">• Vote—and protect that right. Demand public audits, ranked-choice ballots, and paper trails. </text:p>
      <text:p text:style-name="BodyStyle">• Build fair coalitions. The answer isn’t hard-left vengeance or hard-right domination. It’s moral centrism with teeth.</text:p>
      <text:h text:style-name="HeaderStyle" text:outline-level="2"/>
      <text:h text:style-name="HeaderStyle" text:outline-level="2">It’s Not Too Late — If We Act</text:h>
      <text:p text:style-name="BodyStyle"/>
      <text:p text:style-name="BodyStyle">America is not dead, but it is very sick. No one is coming to save us. Not a billionaire. Not a party. Not a messiah.</text:p>
      <text:p text:style-name="BodyStyle"/>
      <text:p text:style-name="BodyStyle">The revolution we need isn’t violent. It’s civic. It’s communal. It starts in our towns, in our schools, in our homes. We must relearn how to listen, how to compromise, how to care—not just for ourselves, but for strangers.</text:p>
      <text:p text:style-name="BodyStyle"/>
      <text:p text:style-name="BodyStyle">We are the country. And if we choose to build instead of burn, to unite instead of inflame, we just might become the democracy we still pretend to b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mbria" svg:font-family="Cambria"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itleStyle" style:family="paragraph">
      <style:paragraph-properties fo:text-align="center" style:justify-single-word="false"/>
      <style:text-properties fo:font-size="16pt" fo:font-weight="bold"/>
    </style:style>
    <style:style style:name="SubtitleStyle" style:family="paragraph">
      <style:paragraph-properties fo:text-align="center" style:justify-single-word="false"/>
      <style:text-properties fo:font-size="11pt" fo:font-style="italic"/>
    </style:style>
    <style:style style:name="HeaderStyle" style:family="paragraph">
      <style:text-properties fo:font-size="12pt" fo:font-weight="bold"/>
    </style:style>
    <style:style style:name="BodyStyle" style:family="paragraph">
      <style:text-properties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meta:document-statistic meta:table-count="1" meta:image-count="0" meta:object-count="0" meta:page-count="2" meta:paragraph-count="60" meta:word-count="609" meta:character-count="3769"/>
    <dc:date>2025-06-30T18:07:21.74</dc:date>
    <dc:creator>Rick Ballard</dc:creator>
  </office:meta>
</office:document-meta>
</file>